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5cm" svg:stroke-color="#cccccc" draw:marker-start-width="0.375cm" draw:marker-end-width="0.37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draw:stroke-dash="Dashed_20__28_var_29_" svg:stroke-width="0.03cm" svg:stroke-color="#5381ac" draw:marker-start-width="0.335cm" draw:marker-end-width="0.335cm" draw:fill="solid" draw:fill-color="#e6e6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fo:min-height="0.678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width="0.1cm" draw:marker-start-width="0.5cm" draw:marker-end-width="0.5cm" draw:fill-color="#33a3a3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solid" draw:fill-color="#5381a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5381ac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svg:stroke-color="#ffffff" draw:marker-start-width="0.5cm" draw:marker-end="Arrow_20_concave" draw:marker-end-width="0.4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2cm" svg:stroke-color="#666666" draw:marker-start-width="0.815cm" draw:marker-end="Arrow_20_concave" draw:marker-end-width="0.715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fo:min-height="0.376cm"/>
    </style:style>
    <style:style style:name="gr12" style:family="graphic" style:parent-style-name="standard">
      <style:graphic-properties draw:stroke="none" svg:stroke-width="0.1cm" draw:marker-start-width="0.5cm" draw:marker-end-width="0.5cm" draw:fill-color="#aea79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2cm" svg:stroke-color="#aea79f" draw:marker-start-width="0.26cm" draw:marker-end="Arrow_20_concave" draw:marker-end-width="0.26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draw:stroke="dash" draw:stroke-dash="Gestrichelt_20_angepasst" svg:stroke-width="0.02cm" svg:stroke-color="#aea79f" draw:marker-start-width="0.26cm" draw:marker-end="" draw:marker-end-width="0.26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3" style:family="paragraph">
      <style:paragraph-properties fo:text-align="center"/>
      <style:text-properties style:use-window-font-color="true" style:font-name="Open Sans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>
      <style:paragraph-properties fo:text-align="center"/>
      <style:text-properties fo:color="#ffffff" style:font-name="Open Sans2" fo:font-size="12pt" fo:font-style="normal" fo:font-weight="normal" style:font-size-asian="12pt" style:font-size-complex="12pt"/>
    </style:style>
    <style:style style:name="P5" style:family="paragraph">
      <style:paragraph-properties fo:text-align="center"/>
      <style:text-properties fo:color="#ffffff" style:font-name="Open Sans" fo:font-size="12pt" style:font-size-asian="12pt" style:font-size-complex="12pt"/>
    </style:style>
    <style:style style:name="P6" style:family="paragraph">
      <style:paragraph-properties fo:text-align="center"/>
      <style:text-properties style:use-window-font-color="tru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text-align="center"/>
      <style:text-properties fo:color="#333333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>
      <style:paragraph-properties fo:text-align="center"/>
      <style:text-properties fo:color="#ffffff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text-align="center"/>
      <style:text-properties fo:color="#333333" style:font-name="Open Sans2" fo:font-size="8pt" fo:font-style="normal" style:text-underline-style="solid" style:text-underline-width="auto" style:text-underline-color="font-color" fo:font-weight="normal" style:font-size-asian="8pt" style:font-size-complex="8pt"/>
    </style:style>
    <style:style style:name="P10" style:family="paragraph">
      <style:paragraph-properties fo:text-align="center"/>
      <style:text-properties fo:color="#333333" style:font-name="Open Sans2" fo:font-size="9pt" fo:font-style="normal" fo:font-weight="normal" style:font-size-asian="9pt" style:font-size-complex="9pt"/>
    </style:style>
    <style:style style:name="P11" style:family="paragraph">
      <style:paragraph-properties fo:text-align="center"/>
      <style:text-properties fo:color="#333333" style:font-name="Open Sans2" fo:font-size="8pt" fo:font-style="normal" fo:font-weight="normal" style:font-size-asian="8pt" style:font-size-complex="8pt"/>
    </style:style>
    <style:style style:name="T1" style:family="text">
      <style:text-properties style:font-name="Open Sans" fo:font-size="13pt" fo:font-style="normal" fo:font-weight="bold" style:font-size-asian="13pt" style:font-weight-asian="bold" style:font-size-complex="13pt" style:font-weight-complex="bold"/>
    </style:style>
    <style:style style:name="T2" style:family="text">
      <style:text-properties style:use-window-font-color="true" style:font-name="Open Sans1" fo:font-size="13pt" fo:font-style="normal" fo:font-weight="bold" style:font-size-asian="13pt" style:font-weight-asian="bold" style:font-size-complex="13pt" style:font-weight-complex="bold"/>
    </style:style>
    <style:style style:name="T3" style:family="text">
      <style:text-properties fo:color="#ffffff" style:font-name="Open Sans2" fo:font-size="12pt" fo:font-style="normal" fo:font-weight="normal" style:font-size-asian="12pt" style:font-size-complex="12pt"/>
    </style:style>
    <style:style style:name="T4" style:family="text">
      <style:text-properties fo:color="#ffffff" style:font-name="Open Sans" fo:font-size="12pt" style:font-size-asian="12pt" style:font-size-complex="12pt"/>
    </style:style>
    <style:style style:name="T5" style:family="text">
      <style:text-properties style:use-window-font-color="true" style:font-name="Open Sans" fo:font-size="11pt" fo:font-style="normal" fo:font-weight="normal" style:font-size-asian="11pt" style:font-weight-asian="normal" style:font-size-complex="11pt" style:font-weight-complex="normal"/>
    </style:style>
    <style:style style:name="T6" style:family="text">
      <style:text-properties fo:color="#333333" style:font-name="Open Sans" fo:font-size="10pt" fo:font-style="normal" fo:font-weight="normal" style:font-size-asian="10pt" style:font-weight-asian="normal" style:font-size-complex="10pt" style:font-weight-complex="normal"/>
    </style:style>
    <style:style style:name="T7" style:family="text">
      <style:text-properties fo:color="#ffffff" style:font-name="Open Sans" fo:font-size="11pt" fo:font-style="normal" fo:font-weight="normal" style:font-size-asian="11pt" style:font-weight-asian="normal" style:font-size-complex="11pt" style:font-weight-complex="normal"/>
    </style:style>
    <style:style style:name="T8" style:family="text">
      <style:text-properties fo:color="#333333" style:font-name="Open Sans2" fo:font-size="9pt" fo:font-style="normal" fo:font-weight="normal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" draw:id="id1" draw:layer="layout" svg:width="6.8cm" svg:height="9.4cm" draw:transform="skewX (-0.0010471975511966) rotate (-0.00104719755119678) translate (4.15cm 5.79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1" draw:layer="layout" draw:type="line" svg:x1="7.55cm" svg:y1="5.797cm" svg:x2="7.55cm" svg:y2="5.797cm" draw:start-shape="id1" draw:end-shape="id1" svg:d="M7550 5797z" svg:viewBox="0 0 1 1">
            <text:p/>
          </draw:connector>
          <draw:custom-shape draw:style-name="gr1" draw:text-style-name="P1" draw:layer="layout" svg:width="6.8cm" svg:height="9.4cm" draw:transform="skewX (-0.0010471975511966) rotate (-0.00104719755119678) translate (18.8cm 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6.8cm" svg:height="9.4cm" draw:transform="skewX (-0.0010471975511966) rotate (-0.00104719755119678) translate (11.45cm 5.79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6.8cm" svg:height="0.928cm" svg:x="4.05cm" svg:y="6.173cm">
            <draw:text-box>
              <text:p text:style-name="P1"><text:span text:style-name="T1">User-Agent</text:span></text:p>
            </draw:text-box>
          </draw:frame>
          <draw:frame draw:style-name="gr5" draw:text-style-name="P3" draw:layer="layout" svg:width="6.8cm" svg:height="0.962cm" svg:x="11.45cm" svg:y="6.174cm">
            <draw:text-box>
              <text:p text:style-name="P1"><text:span text:style-name="T2">X3DOM-Connector</text:span></text:p>
            </draw:text-box>
          </draw:frame>
          <draw:frame draw:style-name="gr4" draw:text-style-name="P2" draw:layer="layout" svg:width="6.8cm" svg:height="0.928cm" svg:x="18.85cm" svg:y="6.175cm">
            <draw:text-box>
              <text:p text:style-name="P1"><text:span text:style-name="T1">X3D Runtime</text:span></text:p>
            </draw:text-box>
          </draw:frame>
          <draw:custom-shape draw:style-name="gr6" draw:text-style-name="P4" draw:layer="layout" svg:width="4.6cm" svg:height="1.199cm" svg:x="5.25cm" svg:y="7.501cm">
            <text:p text:style-name="P1"><text:span text:style-name="T3">URI-Resolv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4.6cm" svg:height="1.199cm" svg:x="5.25cm" svg:y="13.102cm">
            <text:p text:style-name="P1"><text:span text:style-name="T3">CSS/SVG Compos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5" draw:layer="layout" svg:width="2.5cm" svg:height="2.5cm" svg:x="8.1cm" svg:y="9.7cm">
              <text:p text:style-name="P1"><text:span text:style-name="T4">DOM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9.1cm" svg:height="1.5cm" svg:x="10.2cm" svg:y="10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2.5cm" svg:height="2.5cm" svg:x="19cm" svg:y="9.7cm">
              <text:p text:style-name="P1"><text:span text:style-name="T4">X3D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6.81cm" svg:height="3.1cm" svg:x="11.45cm" svg:y="9.4cm">
              <text:p/>
              <draw:enhanced-geometry svg:viewBox="0 0 21600 21600" draw:type="rectangle" draw:enhanced-path="M 0 0 L 21600 0 21600 21600 0 21600 0 0 Z N"/>
            </draw:custom-shape>
            <draw:line draw:style-name="gr9" draw:text-style-name="P1" draw:layer="layout" svg:x1="11.9cm" svg:y1="10.6cm" svg:x2="17.7cm" svg:y2="10.6cm">
              <text:p/>
            </draw:line>
            <draw:line draw:style-name="gr9" draw:text-style-name="P1" draw:layer="layout" svg:x1="17.725cm" svg:y1="11.2cm" svg:x2="11.925cm" svg:y2="11.2cm">
              <text:p/>
            </draw:line>
          </draw:g>
          <draw:custom-shape draw:style-name="gr6" draw:text-style-name="P4" draw:layer="layout" svg:width="4.6cm" svg:height="1.199cm" svg:x="19.951cm" svg:y="7.502cm">
            <text:p text:style-name="P1"><text:span text:style-name="T3">Media Integra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4.6cm" svg:height="1.199cm" svg:x="19.951cm" svg:y="13.103cm">
            <text:p text:style-name="P1"><text:span text:style-name="T3">Realtime Visualis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" draw:layer="layout" svg:x1="10.25cm" svg:y1="8.101cm" svg:x2="19.55cm" svg:y2="8.101cm">
            <text:p/>
          </draw:line>
          <draw:line draw:style-name="gr10" draw:text-style-name="P1" draw:layer="layout" svg:x1="19.613cm" svg:y1="13.729cm" svg:x2="10.313cm" svg:y2="13.729cm">
            <text:p/>
          </draw:line>
          <draw:frame draw:style-name="gr11" draw:text-style-name="P6" draw:layer="layout" svg:width="6.8cm" svg:height="0.784cm" svg:x="11.45cm" svg:y="7.175cm">
            <draw:text-box>
              <text:p text:style-name="P1"><text:span text:style-name="T5">Media downstream</text:span></text:p>
            </draw:text-box>
          </draw:frame>
          <draw:frame draw:style-name="gr11" draw:text-style-name="P7" draw:layer="layout" svg:width="6.8cm" svg:height="0.734cm" svg:x="11.45cm" svg:y="8.175cm">
            <draw:text-box>
              <text:p text:style-name="P1"><text:span text:style-name="T6">(Image, movie, sound)</text:span></text:p>
            </draw:text-box>
          </draw:frame>
          <draw:frame draw:style-name="gr11" draw:text-style-name="P6" draw:layer="layout" svg:width="6.8cm" svg:height="0.784cm" svg:x="11.45cm" svg:y="12.875cm">
            <draw:text-box>
              <text:p text:style-name="P1"><text:span text:style-name="T5">Media upstream</text:span></text:p>
            </draw:text-box>
          </draw:frame>
          <draw:frame draw:style-name="gr11" draw:text-style-name="P7" draw:layer="layout" svg:width="6.8cm" svg:height="0.734cm" svg:x="11.45cm" svg:y="13.875cm">
            <draw:text-box>
              <text:p text:style-name="P1"><text:span text:style-name="T6">(Rendering)</text:span></text:p>
            </draw:text-box>
          </draw:frame>
          <draw:frame draw:style-name="gr11" draw:text-style-name="P8" draw:layer="layout" svg:width="6.8cm" svg:height="0.784cm" svg:x="11.45cm" svg:y="9.85cm">
            <draw:text-box>
              <text:p text:style-name="P1"><text:span text:style-name="T7">Model updates</text:span></text:p>
            </draw:text-box>
          </draw:frame>
          <draw:frame draw:style-name="gr11" draw:text-style-name="P8" draw:layer="layout" svg:width="6.8cm" svg:height="0.784cm" svg:x="11.45cm" svg:y="11.175cm">
            <draw:text-box>
              <text:p text:style-name="P1"><text:span text:style-name="T7">Observer responses</text:span></text:p>
            </draw:text-box>
          </draw:frame>
          <draw:custom-shape draw:style-name="gr7" draw:text-style-name="P5" xml:id="id4" draw:id="id4" draw:layer="layout" svg:width="2.5cm" svg:height="2.5cm" svg:x="19.051cm" svg:y="9.702cm">
            <text:p text:style-name="P1"><text:span text:style-name="T4">X3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xml:id="id5" draw:id="id5" draw:layer="layout" svg:width="2.3cm" svg:height="0.8cm" svg:x="22.2cm" svg:y="10.049cm">
            <text:p text:style-name="P1"><text:span text:style-name="T8">X3D-Plugi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0" xml:id="id6" draw:id="id6" draw:layer="layout" svg:width="2.3cm" svg:height="0.8cm" svg:x="22.2cm" svg:y="10.949cm">
            <text:p text:style-name="P1"><text:span text:style-name="T8">WebG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1" xml:id="id3" draw:id="id3" draw:layer="layout" svg:width="2.3cm" svg:height="0.8cm" svg:x="22.201cm" svg:y="9.15cm">
            <text:p text:style-name="P1"><text:span text:style-name="T8">Native X3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0" xml:id="id7" draw:id="id7" draw:layer="layout" svg:width="2.3cm" svg:height="0.8cm" svg:x="22.201cm" svg:y="11.85cm">
            <text:p text:style-name="P1"><text:span text:style-name="T8">Flas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1" draw:layer="layout" draw:type="line" svg:x1="21.552cm" svg:y1="10.953cm" svg:x2="22.201cm" svg:y2="9.55cm" draw:start-shape="id2" draw:start-glue-point="2" draw:end-shape="id3" draw:end-glue-point="3" svg:d="M21552 10953l649-1403" svg:viewBox="0 0 650 1404">
            <text:p/>
          </draw:connector>
          <draw:connector draw:style-name="gr14" draw:text-style-name="P1" draw:layer="layout" draw:type="line" svg:x1="21.551cm" svg:y1="10.952cm" svg:x2="22.2cm" svg:y2="10.449cm" draw:start-shape="id4" draw:start-glue-point="10" draw:end-shape="id5" svg:d="M21551 10952l649-503" svg:viewBox="0 0 650 504">
            <text:p/>
          </draw:connector>
          <draw:connector draw:style-name="gr14" draw:text-style-name="P1" draw:layer="layout" draw:type="line" svg:x1="21.551cm" svg:y1="10.952cm" svg:x2="22.2cm" svg:y2="11.349cm" draw:start-shape="id4" draw:start-glue-point="10" draw:end-shape="id6" draw:end-glue-point="3" svg:d="M21551 10952l649 397" svg:viewBox="0 0 650 398">
            <text:p/>
          </draw:connector>
          <draw:connector draw:style-name="gr14" draw:text-style-name="P1" xml:id="id2" draw:id="id2" draw:layer="layout" draw:type="line" svg:x1="21.552cm" svg:y1="10.953cm" svg:x2="22.201cm" svg:y2="12.25cm" draw:end-shape="id7" draw:end-glue-point="3" svg:d="M21552 10953l649 1297" svg:viewBox="0 0 650 129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Gestrichelt_20_angepasst" draw:display-name="Gestrichelt angepasst" draw:style="rect" draw:dots1="1" draw:dots1-length="200%" draw:distance="26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Gruber</meta:initial-creator>
    <meta:creation-date>2014-07-16T11:43:13.661842291</meta:creation-date>
    <dc:date>2014-07-24T16:19:19.868117243</dc:date>
    <dc:creator>Jonathan Gruber</dc:creator>
    <meta:editing-duration>PT2H17M14S</meta:editing-duration>
    <meta:editing-cycles>39</meta:editing-cycles>
    <meta:generator>LibreOffice/4.2.4.2$Linux_X86_64 LibreOffice_project/420m0$Build-2</meta:generator>
    <meta:document-statistic meta:object-count="36"/>
  </office:meta>
</office:document-meta>
</file>